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2000000019443C4DE5A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82cm" svg:height="6.477cm" svg:x="0.236cm" svg:y="0.254cm">
          <draw:image xlink:href="Pictures/20000002000002000000019443C4DE5A.eps" xlink:type="simple" xlink:show="embed" xlink:actuate="onLoad">
            <text:p/>
          </draw:image>
        </draw:frame>
        <draw:frame draw:style-name="gr2" draw:text-style-name="P3" draw:layer="layout" svg:width="1.687cm" svg:height="0.696cm" svg:x="0.345cm" svg:y="0.381cm">
          <draw:text-box>
            <text:p text:style-name="P2"><text:span text:style-name="T1">زبردستی بلند</text:span></text:p>
          </draw:text-box>
        </draw:frame>
        <draw:frame draw:style-name="gr2" draw:text-style-name="P3" draw:layer="layout" svg:width="1.844cm" svg:height="0.696cm" svg:x="0.345cm" svg:y="4.511cm">
          <draw:text-box>
            <text:p text:style-name="P2"><text:span text:style-name="T1">زبردستی پست</text:span></text:p>
          </draw:text-box>
        </draw:frame>
        <draw:frame draw:style-name="gr2" draw:text-style-name="P3" draw:layer="layout" svg:width="1.687cm" svg:height="0.696cm" svg:x="6.314cm" svg:y="4.003cm">
          <draw:text-box>
            <text:p text:style-name="P2"><text:span text:style-name="T1">زبردستی بلند</text:span></text:p>
          </draw:text-box>
        </draw:frame>
        <draw:frame draw:style-name="gr2" draw:text-style-name="P3" draw:layer="layout" svg:width="1.844cm" svg:height="0.696cm" svg:x="6.157cm" svg:y="6.035cm">
          <draw:text-box>
            <text:p text:style-name="P2"><text:span text:style-name="T1">زبردستی پست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7.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7-25T11:14:54</dc:date>
    <dc:creator>kkk </dc:creator>
    <meta:document-statistic meta:object-count="5"/>
    <meta:generator>LibreOffice/3.3$Linux LibreOffice_project/330m19$Build-401</meta:generator>
  </office:meta>
</office:document-meta>
</file>